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370" officeooo:paragraph-rsid="001b0370"/>
    </style:style>
    <style:style style:name="P2" style:family="paragraph" style:parent-style-name="Standard">
      <style:text-properties officeooo:rsid="001b10ab" officeooo:paragraph-rsid="001b1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re: -0.014798</text:p>
      <text:p text:style-name="P1">Score: -0.015701</text:p>
      <text:p text:style-name="P1">Score: -0.016491</text:p>
      <text:p text:style-name="P1">Score: -0.016642</text:p>
      <text:p text:style-name="P1">Score: -0.017701</text:p>
      <text:p text:style-name="P1">Score: -0.018240</text:p>
      <text:p text:style-name="P1">Score: -0.018658</text:p>
      <text:p text:style-name="P1">Score: -0.018713</text:p>
      <text:p text:style-name="P1">Score: -0.018824</text:p>
      <text:p text:style-name="P1">Score: -0.018914</text:p>
      <text:p text:style-name="P1">Score: -0.019741</text:p>
      <text:p text:style-name="P1">Score: -0.019768</text:p>
      <text:p text:style-name="P1">Score: -0.019769</text:p>
      <text:p text:style-name="P1">Score: -0.019800</text:p>
      <text:p text:style-name="P1">Score: -0.019886</text:p>
      <text:p text:style-name="P1">Score: -0.020071</text:p>
      <text:p text:style-name="P1">Score: -0.020086</text:p>
      <text:p text:style-name="P1">Score: -0.020126</text:p>
      <text:p text:style-name="P1">Score: -0.020245</text:p>
      <text:p text:style-name="P1">Score: -0.020331</text:p>
      <text:p text:style-name="P1"/>
      <text:p text:style-name="P1"/>
      <text:p text:style-name="P1">557 How To - Hit a Scissor Kick Overhead - tennis.com</text:p>
      <text:p text:style-name="P1">465 Serious question: When" can people "pirate" airline tickets?"</text:p>
      <text:p text:style-name="P1">554 At what point does it stop being coffee?</text:p>
      <text:p text:style-name="P1">558 Follow Up To: At what point do you just Give Up"? "</text:p>
      <text:p text:style-name="P1">24 Messi renews Barcelona contract - Taipei Times</text:p>
      <text:p text:style-name="P1">101 What's the weather like where you are?</text:p>
      <text:p text:style-name="P1">819 Is ironman mode a new concept in gaming that I've missed until now?</text:p>
      <text:p text:style-name="P1">129 Philly.com - The Numbers Behind Billick - BoopStats</text:p>
      <text:p text:style-name="P1">339 Pats hope to continue success without Gronkowski - NewsOK.com</text:p>
      <text:p text:style-name="P1">290 Super Bowl Predictions: Must include justification.</text:p>
      <text:p text:style-name="P1">523 ContraCostaTimes.com - Colin Kaepernick's college coach to his pupil - 'Just awesome' - ContraCostaTimes.com</text:p>
      <text:p text:style-name="P1">464 2012 MacBook Pro internet is spotty.</text:p>
      <text:p text:style-name="P1">194 Known hoaxes?</text:p>
      <text:p text:style-name="P1">499 Can someone please explain to me what the point of having a PAT" is and not just a straight 7 point touchdown?"</text:p>
      <text:p text:style-name="P1">608 A Fresh Approach - Mailtribune.com</text:p>
      <text:p text:style-name="P1">497 NFL To Kick Off Exciting Playoff Weekend - WKAR</text:p>
      <text:p text:style-name="P1">109 CNN.com - Ice, fog spread across United Kingdom - Photos - CNN.com</text:p>
      <text:p text:style-name="P1">708 Are Video Game Shows Dying Out</text:p>
      <text:p text:style-name="P1">559 Another Day, Another Goldman Sachs Exec, Another Gwathmey Penthouse Sale - Observer</text:p>
      <text:p text:style-name="P1">618 Austin's source for local news - Joystick takes an early look at Deadpool game - The Austin Daily Herald</text:p>
      <text:p text:style-name="P1"/>
      <text:p text:style-name="P1"/>
      <text:p text:style-name="P1"/>
      <text:p text:style-name="P1"/>
      <text:p text:style-name="P1"><text:soft-page-break/>Score: -0.020255</text:p>
      <text:p text:style-name="P1">Score: -0.034791</text:p>
      <text:p text:style-name="P1">Score: -0.034818</text:p>
      <text:p text:style-name="P1">Score: -0.036768</text:p>
      <text:p text:style-name="P1">Score: -0.037668</text:p>
      <text:p text:style-name="P1">Score: -0.038481</text:p>
      <text:p text:style-name="P1">Score: -0.039062</text:p>
      <text:p text:style-name="P1">Score: -0.039318</text:p>
      <text:p text:style-name="P1">Score: -0.039349</text:p>
      <text:p text:style-name="P1">Score: -0.039872</text:p>
      <text:p text:style-name="P1">Score: -0.041260</text:p>
      <text:p text:style-name="P1">Score: -0.041516</text:p>
      <text:p text:style-name="P1">Score: -0.041943</text:p>
      <text:p text:style-name="P1">Score: -0.042028</text:p>
      <text:p text:style-name="P1">Score: -0.042063</text:p>
      <text:p text:style-name="P1">Score: -0.042567</text:p>
      <text:p text:style-name="P1">Score: -0.042985</text:p>
      <text:p text:style-name="P1">Score: -0.043199</text:p>
      <text:p text:style-name="P1">Score: -0.043255</text:p>
      <text:p text:style-name="P1">Score: -0.043418</text:p>
      <text:p text:style-name="P1"/>
      <text:p text:style-name="P1"/>
      <text:p text:style-name="P1">594 Aaron Shwartz is dead - Reddit, we did it!</text:p>
      <text:p text:style-name="P1">305 How do you rank the 32 starting Quarterbacks?</text:p>
      <text:p text:style-name="P1">506 RIP Aaron Swartz</text:p>
      <text:p text:style-name="P1">357 New Game Releases – January 2013</text:p>
      <text:p text:style-name="P1">85 PETER DINKLAGE WINS THE GOLDEN GLOBE!!!</text:p>
      <text:p text:style-name="P1">350 New Video Game Releases – January 2013</text:p>
      <text:p text:style-name="P1">300 Over 1/3 of starting QB's are in their rookie or sophomore season.</text:p>
      <text:p text:style-name="P1">610 [H] Skyrim, Arma 2 CO, CS:GO, Walking Dead, DmC Devil May Cry, Sid Meier's Civilization V - Gods and Kings, Arma X, FM 2013, Dishonored, Blackops 2 [W] TF Keys, Offers </text:p>
      <text:p text:style-name="P1">368 Miss Alabama Katherine Webb thinks being called 'Sexy' is derogatory.</text:p>
      <text:p text:style-name="P1">356 New Game Releases – January 2013 - Q 103 - Albany's #1 Rock Station</text:p>
      <text:p text:style-name="P1">595 So is Bruce Banner Back?</text:p>
      <text:p text:style-name="P1">342 Post-Gazette.com - A Leno joke walked into 'Conan' - Pittsburgh Post-Gazette</text:p>
      <text:p text:style-name="P1">339 Pats hope to continue success without Gronkowski - NewsOK.com</text:p>
      <text:p text:style-name="P1">351 DMC - Devil May Cry's Sexy Character Reveal — Kat</text:p>
      <text:p text:style-name="P1">326 who let this guy host?</text:p>
      <text:p text:style-name="P1">349 92.9 WLMI Lansing's Greatest Hits - TV Tidbits - 'Mindy Project' Casting Shake-Up, 'Simpsons' Produce Judd Apatow Script - 92.9 WLMI Lansing's Greatest Hits</text:p>
      <text:p text:style-name="P1">190 The Island Packet - College Football</text:p>
      <text:p text:style-name="P1">379 WFMY News 2 - Naomi Campbell Mugged, George Lucas Engaged - Video - digtriad.com</text:p>
      <text:p text:style-name="P1">151 Husband in love with Selena Gomez</text:p>
      <text:p text:style-name="P1">286 Online activist Aaron Swartz commits suicide, relative says – CNN.com</text:p>
      <text:p text:style-name="P1"/>
      <text:p text:style-name="P1"/>
      <text:p text:style-name="P1"/>
      <text:p text:style-name="P1"/>
      <text:p text:style-name="P1"/>
      <text:p text:style-name="P2"><text:soft-page-break/>Score: -0.045070</text:p>
      <text:p text:style-name="P2">Score: -0.049264</text:p>
      <text:p text:style-name="P2">Score: -0.055307</text:p>
      <text:p text:style-name="P2">Score: -0.057209</text:p>
      <text:p text:style-name="P2">Score: -0.057606</text:p>
      <text:p text:style-name="P2">Score: -0.058397</text:p>
      <text:p text:style-name="P2">Score: -0.060346</text:p>
      <text:p text:style-name="P2">Score: -0.060892</text:p>
      <text:p text:style-name="P2">Score: -0.062312</text:p>
      <text:p text:style-name="P2">Score: -0.062392</text:p>
      <text:p text:style-name="P2">Score: -0.062725</text:p>
      <text:p text:style-name="P2">Score: -0.063486</text:p>
      <text:p text:style-name="P2">Score: -0.064333</text:p>
      <text:p text:style-name="P2">Score: -0.064550</text:p>
      <text:p text:style-name="P2">Score: -0.065284</text:p>
      <text:p text:style-name="P2">Score: -0.065646</text:p>
      <text:p text:style-name="P2">Score: -0.065715</text:p>
      <text:p text:style-name="P2">Score: -0.065915</text:p>
      <text:p text:style-name="P2">Score: -0.066097</text:p>
      <text:p text:style-name="P2">Score: -0.066185</text:p>
      <text:p text:style-name="P2"/>
      <text:p text:style-name="P2"/>
      <text:p text:style-name="P2">321 Friday's TV talk shows - StarTribune.com</text:p>
      <text:p text:style-name="P2">594 Aaron Shwartz is dead - Reddit, we did it!</text:p>
      <text:p text:style-name="P2">641 NEW YORK - Timberlake hints return to music in video - The Sun Herald - Celebrities</text:p>
      <text:p text:style-name="P2">305 How do you rank the 32 starting Quarterbacks?</text:p>
      <text:p text:style-name="P2">325 KTVO-TV 3 - Justin Bieber gets love at American Music Awards - The latest local news, weather and high ... </text:p>
      <text:p text:style-name="P2">320 HeraldNet.com - Premieres, finales abound on January TV schedule - HeraldNet.com - Entertainment</text:p>
      <text:p text:style-name="P2">762 Belfast, Northern Ireland, UK, World, News, Business, Entertainment, belfasttelegraph.co.uk - Independent Woman - Belfasttelegraph.co.uk</text:p>
      <text:p text:style-name="P2">264 Lance Armstrong Interview Could Be Worth Millions to Oprah Winfrey Network - Forbes</text:p>
      <text:p text:style-name="P2">691 99.5 Magic FM - From ABC News</text:p>
      <text:p text:style-name="P2">379 WFMY News 2 - Naomi Campbell Mugged, George Lucas Engaged - Video - digtriad.com</text:p>
      <text:p text:style-name="P2">695 Front - Highlights of Hollywood's 2013 film lineup - Movie News - Tri-CityHerald.com</text:p>
      <text:p text:style-name="P2">692 Sun Herald - Highlights of Hollywood's 2013 film lineup - The Sun Herald - Celebrities</text:p>
      <text:p text:style-name="P2">694 How come musicians often become well-respected actors, but never the other way round?</text:p>
      <text:p text:style-name="P2">122 Who won this trade?</text:p>
      <text:p text:style-name="P2">698 Forget about the Oscars, Justin Timberlake has the big the reveal today - baltimoresun.com</text:p>
      <text:p text:style-name="P2">349 92.9 WLMI Lansing's Greatest Hits - TV Tidbits - 'Mindy Project' Casting Shake-Up, 'Simpsons' Produce Judd Apatow Script - 92.9 WLMI Lansing's Greatest Hits</text:p>
      <text:p text:style-name="P2">496 NFL kicks fans in the face with Super Bowl XLV - We Never Stop Talking Baltimore Sports</text:p>
      <text:p text:style-name="P2">673 Lance Armstrong at ease about 'no-holds barred' interview with Oprah Winfrey - Dallas-Fort Worth Local Breaking ... </text:p>
      <text:p text:style-name="P2">19 Wow.</text:p>
      <text:p text:style-name="P2">332 As a Pats fan I am going to do what so many college</text:p>
      <text:p text:style-name="P2"/>
      <text:p text:style-name="P2"/>
      <text:p text:style-name="P2"><text:soft-page-break/>Score: 0.000917</text:p>
      <text:p text:style-name="P2">Score: -0.001187</text:p>
      <text:p text:style-name="P2">Score: -0.003866</text:p>
      <text:p text:style-name="P2">Score: -0.004415</text:p>
      <text:p text:style-name="P2">Score: -0.004555</text:p>
      <text:p text:style-name="P2">Score: -0.005259</text:p>
      <text:p text:style-name="P2">Score: -0.005286</text:p>
      <text:p text:style-name="P2">Score: -0.008320</text:p>
      <text:p text:style-name="P2">Score: -0.009146</text:p>
      <text:p text:style-name="P2">Score: -0.010330</text:p>
      <text:p text:style-name="P2">Score: -0.011339</text:p>
      <text:p text:style-name="P2">Score: -0.011571</text:p>
      <text:p text:style-name="P2">Score: -0.011612</text:p>
      <text:p text:style-name="P2">Score: -0.011972</text:p>
      <text:p text:style-name="P2">Score: -0.012263</text:p>
      <text:p text:style-name="P2">Score: -0.012410</text:p>
      <text:p text:style-name="P2">Score: -0.012923</text:p>
      <text:p text:style-name="P2">Score: -0.012954</text:p>
      <text:p text:style-name="P2">Score: -0.012957</text:p>
      <text:p text:style-name="P2">Score: -0.013192</text:p>
      <text:p text:style-name="P2"/>
      <text:p text:style-name="P2"/>
      <text:p text:style-name="P2">352 Too Human Review - MLive.com</text:p>
      <text:p text:style-name="P2">351 DMC - Devil May Cry's Sexy Character Reveal — Kat</text:p>
      <text:p text:style-name="P2">357 New Game Releases – January 2013</text:p>
      <text:p text:style-name="P2">76 Can we call progamers" something else?</text:p>
      <text:p text:style-name="P2">618 Austin's source for local news - Joystick takes an early look at Deadpool game - The Austin Daily Herald</text:p>
      <text:p text:style-name="P2">350 New Video Game Releases – January 2013</text:p>
      <text:p text:style-name="P2">355 WSIB: If I Liked the Devil May Cry Demo</text:p>
      <text:p text:style-name="P2">610 [H] Skyrim, Arma 2 CO, CS:GO, Walking Dead, DmC Devil May Cry, Sid Meier's Civilization V - Gods and Kings, Arma X, FM 2013, Dishonored, Blackops 2 [W] TF Keys, Offers </text:p>
      <text:p text:style-name="P2">356 New Game Releases – January 2013 - Q 103 - Albany's #1 Rock Station</text:p>
      <text:p text:style-name="P2">775 PCMag.com - Web Mourns Internet Activist Aaron Swartz, 26 - News &amp;amp; Opinion - PCMag.com</text:p>
      <text:p text:style-name="P2">810 Any opinions on if the Wii U version of Aliens: Colonial Marines will have a Collector's Edition?</text:p>
      <text:p text:style-name="P2">193 Boston.com - Duped by the Due Date Mind Game - Ultra Sound Pregnancy - Boston.com</text:p>
      <text:p text:style-name="P2">103 A woman from my office was killed by her husband earlier this week.</text:p>
      <text:p text:style-name="P2">49 There's always some eccentric person in your city that you always seem to see, describe him/her/other.....</text:p>
      <text:p text:style-name="P2">574 Up till this day, I still regret seeing the movie Indiana Jones and the Kingdom of the Crystal Skull (the fourth movie).</text:p>
      <text:p text:style-name="P2">75 Hey Reddit.</text:p>
      <text:p text:style-name="P2">77 Hey fellow ents[7], I want to know if my brother is an ent.</text:p>
      <text:p text:style-name="P2">595 So is Bruce Banner Back?</text:p>
      <text:p text:style-name="P2">74 TIFU I read her diary.</text:p>
      <text:p text:style-name="P2">171 Game give-a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7:30:02.466432395</meta:creation-date>
    <dc:date>2018-05-17T18:17:46.759507515</dc:date>
    <meta:editing-duration>PT36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60" meta:word-count="1115" meta:character-count="6700" meta:non-whitespace-character-count="5732"/>
  </office:meta>
</office:document-meta>
</file>